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55.19pt"/>
    </style:style>
    <style:style style:name="co4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CATMOVS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0">
      <style:table-cell-properties fo:background-color="#9900ff" fo:padding="2.01pt"/>
    </style:style>
    <style:style style:name="ce3" style:family="table-cell" style:parent-style-name="Default" style:data-style-name="N0">
      <style:table-cell-properties fo:background-color="#ffff66" fo:padding="2.01pt"/>
    </style:style>
    <style:style style:name="ce4" style:family="table-cell" style:parent-style-name="Default" style:data-style-name="N0">
      <style:table-cell-properties fo:background-color="#ff6600" fo:padding="2.01pt"/>
    </style:style>
    <style:style style:name="ce5" style:family="table-cell" style:parent-style-name="Default" style:data-style-name="N0">
      <style:table-cell-properties fo:background-color="#ff3333" fo:padding="2.01pt"/>
    </style:style>
    <style:style style:name="ce6" style:family="table-cell" style:parent-style-name="Default" style:data-style-name="N0">
      <style:table-cell-properties fo:background-color="#ff00cc" fo:padding="2.01pt"/>
    </style:style>
    <style:style style:name="ce7" style:family="table-cell" style:parent-style-name="Default" style:data-style-name="N0">
      <style:table-cell-properties fo:background-color="#99ff66" fo:padding="2.01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0">
      <style:table-cell-properties fo:background-color="#ff99ff" fo:padding="2.01pt"/>
    </style:style>
    <style:style style:name="ce10" style:family="table-cell" style:parent-style-name="Default" style:data-style-name="N0">
      <style:table-cell-properties fo:background-color="#ffff99" fo:padding="2.01pt"/>
    </style:style>
    <style:style style:name="ce11" style:family="table-cell" style:parent-style-name="Default" style:data-style-name="N0">
      <style:table-cell-properties fo:background-color="#ff99ff" fo:padding="2.01pt"/>
      <style:text-properties style:use-window-font-color="true"/>
    </style:style>
    <style:style style:name="ce12" style:family="table-cell" style:parent-style-name="Default" style:data-style-name="N0">
      <style:table-cell-properties fo:background-color="#66ccff" fo:padding="2.01pt"/>
    </style:style>
  </office:automatic-styles>
  <office:body>
    <office:spreadsheet>
      <table:calculation-settings table:case-sensitive="false" table:use-regular-expressions="false"/>
      <table:table table:name="CATMOV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VEMOV</text:p>
          </table:table-cell>
          <table:table-cell table:style-name="ce7" office:value-type="string" calcext:value-type="string">
            <text:p>APREPAC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TIPO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31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PREMIO Ahorro SOCI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32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BECA Cheque Grado Soci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33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COMIDA REEMB TOTAL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34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INCENTIVO Puest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35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NACIMIENTO AH Soci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39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Gastos, Incentivos Especificar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34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INCENTIVO CTA Bc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34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INCENTIVO MOVS Bc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99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AJUSTE DE BALANCE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DEPOSITO EN EFECTIV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DEPOSITO C/DOCT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DEPOSITO POR INTERNET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13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APORTACION P/TRANSFER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14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4% POR RETI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5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REEMB COMIDA FEDAMAC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16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PRIMA DE SEGU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17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INTS S/INVERSION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21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RETIRO C/CHEQUE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22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RETIRO POR INTERNET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RETIRO PARA 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4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RETIRO EN EFECTIVO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25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4% POR RETI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26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PRIMA DE SEGU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9</text:p>
          </table:table-cell>
          <table:table-cell table:style-name="ce7" office:value-type="string" calcext:value-type="string">
            <text:p>R</text:p>
          </table:table-cell>
          <table:table-cell table:style-name="ce11" office:value-type="string" calcext:value-type="string">
            <text:p>GASTOS DE ADMINISTRACION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8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INTS BANCO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50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AGO DEP EN EFECTIV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51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AGO DEPOSITO C/DOCT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52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AGO POR INTERNET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53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AGO POR 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54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PAGO PARCIAL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string" calcext:value-type="string">
            <text:p>55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RETIRO INVERSION BANCARI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56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DEPOSITO P/TRANSFERENCI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59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TOTAL RETIROS BANCARI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6" office:value-type="string" calcext:value-type="string">
            <text:p>61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PRESTAM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62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PRESTAMO EN EFECTIVO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 office:value-type="string" calcext:value-type="string">
            <text:p>63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PRESTAMO P/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 office:value-type="string" calcext:value-type="string">
            <text:p>64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TRASPASO POR SOBREGI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6" office:value-type="string" calcext:value-type="string">
            <text:p>65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INVERSION BANCARI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 office:value-type="string" calcext:value-type="string">
            <text:p>66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RETIRO P/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6" office:value-type="string" calcext:value-type="string">
            <text:p>67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INTS S/INVERSION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6" office:value-type="string" calcext:value-type="string">
            <text:p>68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<text:s/>ISR IDE BANCOS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 office:value-type="string" calcext:value-type="string">
            <text:p>69</text:p>
          </table:table-cell>
          <table:table-cell table:style-name="ce7" office:value-type="string" calcext:value-type="string">
            <text:p>C</text:p>
          </table:table-cell>
          <table:table-cell table:style-name="ce4" office:value-type="string" calcext:value-type="string">
            <text:p>TOTAL DEPOSITOS BANCARI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31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PREMIO EF SOCI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31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PREMIO Cheque <text:s/>SOCI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CATMOVS" table:base-cell-address="$CATMOVS.$A$1" table:cell-range-address="$CATMOVS.$A$1:.$E$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6:27:31.269954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MOVS" style:display-name="PageStyle_CATMOV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15T16:40:06.724715122</dc:date>
    <meta:editing-duration>PT8M21S</meta:editing-duration>
    <meta:editing-cycles>3</meta:editing-cycles>
    <meta:document-statistic meta:table-count="1" meta:cell-count="225" meta:object-count="0"/>
  </office:meta>
</office:document-meta>
</file>